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B0000002588946F7B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5.999cm" svg:height="7.999cm" svg:x="0.2cm" svg:y="0.901cm">
          <draw:image xlink:href="Pictures/10000000000004B0000002588946F7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6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1-24T10:32:51</meta:creation-date>
    <dc:date>2014-01-24T11:47:26</dc:date>
    <dc:creator>xsongx </dc:creator>
    <meta:editing-duration>PT44M25S</meta:editing-duration>
    <meta:editing-cycles>1</meta:editing-cycles>
    <meta:document-statistic meta:object-count="1"/>
    <meta:generator>LibreOffice/4.0.4.2$Linux_X86_64 LibreOffice_project/400m0$Build-2</meta:generator>
  </office:meta>
</office:document-meta>
</file>